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342.28pt" svg:x="203.44pt" svg:y="20.52pt">
            <loext:p draw:notify-on-update-of-ranges="Sheet1.A3:Sheet1.A4 Sheet1.A5:Sheet1.A12 Sheet1.B3:Sheet1.B4 Sheet1.B5:Sheet1.B12 Sheet1.A5:Sheet1.A12 Sheet1.C3:Sheet1.C3 Sheet1.C5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r=0.2</text:p>
          </table:table-cell>
          <table:table-cell office:value-type="string" calcext:value-type="string">
            <text:p>L2=0.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9617" calcext:value-type="float">
            <text:p>0.9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9646" calcext:value-type="float">
            <text:p>0.96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689" calcext:value-type="float">
            <text:p>0.96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9669" calcext:value-type="float">
            <text:p>0.96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628" calcext:value-type="float">
            <text:p>0.9628</text:p>
          </table:table-cell>
          <table:table-cell office:value-type="float" office:value="0.9666" calcext:value-type="float">
            <text:p>0.96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9643" calcext:value-type="float">
            <text:p>0.9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9594" calcext:value-type="float">
            <text:p>0.9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6:09:11.680871000</meta:creation-date>
    <dc:date>2016-03-03T20:22:38.177298000</dc:date>
    <meta:editing-duration>PT26S</meta:editing-duration>
    <meta:editing-cycles>1</meta:editing-cycles>
    <meta:document-statistic meta:table-count="1" meta:cell-count="27" meta:object-count="1"/>
    <meta:generator>LibreOffice/5.1.0.3$MacOSX_X86_64 LibreOffice_project/5e3e00a007d9b3b6efb6797a8b8e57b51ab1f737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2.076cm" xlink:href=".." xlink:type="simple" chart:class="chart:scatter" chart:style-name="ch1">
        <chart:title svg:x="5.445cm" svg:y="0.377cm" chart:style-name="ch2">
          <text:p>Performance and Epoch</text:p>
        </chart:title>
        <chart:subtitle svg:x="4.273cm" svg:y="1.406cm" chart:style-name="ch3">
          <text:p>MNIST dataset with 3-layer neural network</text:p>
        </chart:subtitle>
        <chart:plot-area chart:style-name="ch4" table:cell-range-address="Sheet1.A3:Sheet1.B12 Sheet1.C3:Sheet1.C3 Sheet1.C5:Sheet1.C12" chart:data-source-has-labels="row" svg:x="1.319cm" svg:y="2.322cm" svg:width="14.361cm" svg:height="8.544cm">
          <chartooo:coordinate-region svg:x="2.439cm" svg:y="2.52cm" svg:width="13.241cm" svg:height="7.704cm"/>
          <chart:axis chart:dimension="x" chart:name="primary-x" chart:style-name="ch5">
            <chart:title svg:x="7.172cm" svg:y="11.107cm" chart:style-name="ch6">
              <text:p>number of epochs</text:p>
            </chart:title>
          </chart:axis>
          <chart:axis chart:dimension="y" chart:name="primary-y" chart:style-name="ch7">
            <chart:title svg:x="0.451cm" svg:y="7.538cm" chart:style-name="ch8">
              <text:p>performance</text:p>
            </chart:title>
            <chart:grid chart:style-name="ch9" chart:class="major"/>
          </chart:axis>
          <chart:series chart:style-name="ch10" chart:values-cell-range-address="Sheet1.B5:Sheet1.B12" chart:label-cell-address="Sheet1.B3:Sheet1.B4" chart:class="chart:scatter">
            <chart:domain table:cell-range-address="Sheet1.A5:Sheet1.A12"/>
            <chart:data-point chart:repeated="8"/>
          </chart:series>
          <chart:series chart:style-name="ch11" chart:values-cell-range-address="Sheet1.C5:Sheet1.C12" chart:label-cell-address="Sheet1.C3:Sheet1.C3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r=0.2</text:p>
                <text:list>
                  <text:list-item>
                    <text:p>Lr=0.2</text:p>
                  </text:list-item>
                  <text:list-item>
                    <text:p/>
                  </text:list-item>
                </text:list>
                <draw:g>
                  <svg:desc>Sheet1.B3:Sheet1.B4</svg:desc>
                </draw:g>
              </table:table-cell>
              <table:table-cell office:value-type="string">
                <text:p>L2=0.1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0.9537">
                <text:p>0.9537</text:p>
                <draw:g>
                  <svg:desc>Sheet1.B5:Sheet1.B12</svg:desc>
                </draw:g>
              </table:table-cell>
              <table:table-cell office:value-type="float" office:value="0.954">
                <text:p>0.954</text:p>
                <draw:g>
                  <svg:desc>Sheet1.C5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79">
                <text:p>0.9579</text:p>
              </table:table-cell>
              <table:table-cell office:value-type="float" office:value="0.9617">
                <text:p>0.9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615">
                <text:p>0.9615</text:p>
              </table:table-cell>
              <table:table-cell office:value-type="float" office:value="0.9646">
                <text:p>0.9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625">
                <text:p>0.9625</text:p>
              </table:table-cell>
              <table:table-cell office:value-type="float" office:value="0.9689">
                <text:p>0.9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9604">
                <text:p>0.9604</text:p>
              </table:table-cell>
              <table:table-cell office:value-type="float" office:value="0.9669">
                <text:p>0.9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9628">
                <text:p>0.9628</text:p>
              </table:table-cell>
              <table:table-cell office:value-type="float" office:value="0.9666">
                <text:p>0.9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588">
                <text:p>0.9588</text:p>
              </table:table-cell>
              <table:table-cell office:value-type="float" office:value="0.9643">
                <text:p>0.9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9548">
                <text:p>0.9548</text:p>
              </table:table-cell>
              <table:table-cell office:value-type="float" office:value="0.9594">
                <text:p>0.95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